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17" office:value-type="string" calcext:value-type="string">
            <text:p>Rent Car Mallorca - Alquiler de coches en Mallorca. Rent a Car Palma de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2">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17"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3">
          <table:table-cell office:value-type="string" calcext:value-type="string">
            <text:p>meta_descripcion</text:p>
          </table:table-cell>
          <table:table-cell office:value-type="string" calcext:value-type="string">
            <text:p>Rent a car in Mallorca. Our offices Rent Car Mallorca in Playa de Palma de Mallorca. Wide range of cars and motorbikes. </text:p>
          </table:table-cell>
          <table:table-cell table:style-name="ce17" office:value-type="string" calcext:value-type="string">
            <text:p>Alquiler de coches en Mallorca. Nuestas oficinas Rent Car Mallorca en Playa de Palma de Mallorca. Amplia gama de coches y motos.</text:p>
          </table:table-cell>
          <table:table-cell office:value-type="string" calcext:value-type="string">
            <text:p>Noleggia un'auto a Mallorca. I nostri uffici Rent Car Mallorca a Playa de Palma de Mallorca. Ampia gamma di auto e moto.</text:p>
          </table:table-cell>
          <table:table-cell office:value-type="string" calcext:value-type="string">
            <text:p>Mieten Sie ein Auto auf Mallorca. Unsere Büros Rent Car Mallorca in Playa de Palma de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17"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4">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4">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4">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4">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4">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4">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2">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4">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2">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4">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4">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4">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4">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4">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4">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4">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2">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2">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4">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4">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4">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4">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2">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4">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4">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4">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4">
          <table:table-cell table:style-name="ce9" office:value-type="string" calcext:value-type="string">
            <text:p>inscritoko</text:p>
          </table:table-cell>
          <table:table-cell table:style-name="ce9" office:value-type="string" calcext:value-type="string">
            <text:p>Failure to register</text:p>
          </table:table-cell>
          <table:table-cell table:style-name="ce9" office:value-type="string" calcext:value-type="string">
            <text:p>Fallo al inscribirse</text:p>
          </table:table-cell>
          <table:table-cell table:style-name="ce9" office:value-type="string" calcext:value-type="string">
            <text:p>Mancata registrazione</text:p>
          </table:table-cell>
          <table:table-cell table:style-name="ce9" office:value-type="string" calcext:value-type="string">
            <text:p>Versäumnis der Registrier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4">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4">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4">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4">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4">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4">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4">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4">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4">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style-name="ce11" office:value-type="string" calcext:value-type="string">
            <text:p>Locator:</text:p>
          </table:table-cell>
          <table:table-cell table:style-name="ce11" office:value-type="string" calcext:value-type="string">
            <text:p>Localizador:</text:p>
          </table:table-cell>
          <table:table-cell table:style-name="ce11" office:value-type="string" calcext:value-type="string">
            <text:p>Localizzatore:</text:p>
          </table:table-cell>
          <table:table-cell table:style-name="ce11" office:value-type="string" calcext:value-type="string">
            <text:p>Reservesuchgerät:</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11"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2">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9"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9" office:value-type="string" calcext:value-type="string">
            <text:p>description_cookie</text:p>
          </table:table-cell>
          <table:table-cell table:style-name="ce9"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11"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4">
          <table:table-cell office:value-type="string" calcext:value-type="string">
            <text:p>settings_cookie</text:p>
          </table:table-cell>
          <table:table-cell table:style-name="ce9" office:value-type="string" calcext:value-type="string">
            <text:p>Cookie settings</text:p>
          </table:table-cell>
          <table:table-cell table:style-name="ce11" office:value-type="string" calcext:value-type="string">
            <text:p>Configuración de las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9" office:value-type="string" calcext:value-type="string">
            <text:p>Accept cookies</text:p>
          </table:table-cell>
          <table:table-cell table:style-name="ce11"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4">
          <table:table-cell office:value-type="string" calcext:value-type="string">
            <text:p>statement_cookie</text:p>
          </table:table-cell>
          <table:table-cell table:style-name="ce9" office:value-type="string" calcext:value-type="string">
            <text:p>Our cookie statement</text:p>
          </table:table-cell>
          <table:table-cell table:style-name="ce11"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9" office:value-type="string" calcext:value-type="string">
            <text:p>Save settings</text:p>
          </table:table-cell>
          <table:table-cell table:style-name="ce11"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9" office:value-type="string" calcext:value-type="string">
            <text:p>Always on</text:p>
          </table:table-cell>
          <table:table-cell table:style-name="ce11"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4">
          <table:table-cell office:value-type="string" calcext:value-type="string">
            <text:p>cookie_essential_title_cookie</text:p>
          </table:table-cell>
          <table:table-cell table:style-name="ce9" office:value-type="string" calcext:value-type="string">
            <text:p>Essential website cookies</text:p>
          </table:table-cell>
          <table:table-cell table:style-name="ce11"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9"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11"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9" office:value-type="string" calcext:value-type="string">
            <text:p>Performance cookies</text:p>
          </table:table-cell>
          <table:table-cell table:style-name="ce11"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9"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11"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9" office:value-type="string" calcext:value-type="string">
            <text:p>Analytics cookies</text:p>
          </table:table-cell>
          <table:table-cell table:style-name="ce11"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9"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11"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9" office:value-type="string" calcext:value-type="string">
            <text:p>Marketing cookies</text:p>
          </table:table-cell>
          <table:table-cell table:style-name="ce11"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9"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11"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number-rows-repeated="3">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18:14:42.1434951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10-25T18:15:39.165259889</dc:date>
    <meta:editing-duration>P4DT7H39M54S</meta:editing-duration>
    <meta:editing-cycles>196</meta:editing-cycles>
    <meta:generator>LibreOffice/7.1.6.2$Linux_X86_64 LibreOffice_project/10$Build-2</meta:generator>
    <meta:document-statistic meta:table-count="1" meta:cell-count="1722" meta:object-count="0"/>
    <meta:user-defined meta:name="qrichtext">1</meta:user-defined>
  </office:meta>
</office:document-meta>
</file>